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fo:margin-top="0.0598in" fo:margin-bottom="0in" style:contextual-spacing="false" fo:line-height="100%" fo:text-align="center" style:justify-single-word="false" style:page-number="auto" fo:break-before="auto" fo:break-after="auto" style:writing-mode="lr-tb"/>
      <style:text-properties fo:language="pt" fo:country="PT"/>
    </style:style>
    <style:style style:name="P2" style:family="paragraph" style:parent-style-name="Standard">
      <style:paragraph-properties fo:margin-top="0.0598in" fo:margin-bottom="0in" style:contextual-spacing="false" fo:line-height="100%" fo:text-align="center" style:justify-single-word="false" fo:break-before="auto" fo:break-after="auto" style:writing-mode="lr-tb"/>
      <style:text-properties fo:language="pt" fo:country="PT"/>
    </style:style>
    <style:style style:name="P3" style:family="paragraph" style:parent-style-name="Standard">
      <style:paragraph-properties fo:margin-top="0.0598in" fo:margin-bottom="0in" style:contextual-spacing="false" fo:line-height="100%" fo:text-align="justify" style:justify-single-word="false" fo:break-before="auto" fo:break-after="auto" style:writing-mode="lr-tb"/>
      <style:text-properties style:font-name="Times New Roman" fo:language="pt" fo:country="PT"/>
    </style:style>
    <style:style style:name="P4" style:family="paragraph" style:parent-style-name="Standard">
      <style:paragraph-properties fo:margin-top="0.0598in" fo:margin-bottom="0in" style:contextual-spacing="false" fo:line-height="100%" fo:text-align="justify" style:justify-single-word="false" fo:break-before="page" style:writing-mode="lr-tb"/>
      <style:text-properties style:font-name="Times New Roman" fo:language="pt" fo:country="PT"/>
    </style:style>
    <style:style style:name="P5" style:family="paragraph" style:parent-style-name="Standard">
      <style:paragraph-properties fo:margin-left="0.3098in" fo:margin-right="0.3098in" fo:margin-top="0.0598in" fo:margin-bottom="0in" style:contextual-spacing="false" fo:line-height="100%" fo:text-align="justify" style:justify-single-word="false" fo:text-indent="0in" style:auto-text-indent="false" fo:break-before="auto" fo:break-after="auto" style:writing-mode="lr-tb"/>
      <style:text-properties fo:language="pt" fo:country="PT"/>
    </style:style>
    <style:style style:name="P6" style:family="paragraph" style:parent-style-name="Standard">
      <style:paragraph-properties fo:margin-left="0in" fo:margin-right="0in" fo:margin-top="0.0598in" fo:margin-bottom="0in" style:contextual-spacing="false" fo:line-height="100%" fo:text-align="justify" style:justify-single-word="false" fo:text-indent="0.5in" style:auto-text-indent="false" fo:break-before="auto" fo:break-after="auto" style:writing-mode="lr-tb"/>
      <style:text-properties fo:color="#000000" style:font-name="Times New Roman" fo:language="pt" fo:country="PT" style:font-name-asian="Times New Roman" style:font-name-complex="Times New Roman"/>
    </style:style>
    <style:style style:name="P7" style:family="paragraph" style:parent-style-name="Standard">
      <style:paragraph-properties fo:margin-left="0in" fo:margin-right="0in" fo:margin-top="0.0598in" fo:margin-bottom="0in" style:contextual-spacing="false" fo:line-height="100%" fo:text-align="justify" style:justify-single-word="false" fo:text-indent="0.5in" style:auto-text-indent="false" fo:break-before="auto" fo:break-after="auto" style:writing-mode="lr-tb"/>
      <style:text-properties style:font-name="Times New Roman" fo:language="pt" fo:country="PT"/>
    </style:style>
    <style:style style:name="P8" style:family="paragraph" style:parent-style-name="Standard">
      <style:paragraph-properties fo:margin-left="0in" fo:margin-right="0in" fo:margin-top="0.0598in" fo:margin-bottom="0in" style:contextual-spacing="false" fo:line-height="100%" fo:text-align="justify" style:justify-single-word="false" fo:text-indent="0.5in" style:auto-text-indent="false" fo:break-before="page" style:writing-mode="lr-tb"/>
      <style:text-properties style:font-name="Times New Roman" fo:language="pt" fo:country="PT"/>
    </style:style>
    <style:style style:name="P9" style:family="paragraph" style:parent-style-name="Standard">
      <style:paragraph-properties fo:margin-top="0.0598in" fo:margin-bottom="0.0598in" style:contextual-spacing="false" fo:line-height="100%" fo:text-align="justify" style:justify-single-word="false" fo:break-before="auto" fo:break-after="auto" style:writing-mode="lr-tb"/>
    </style:style>
    <style:style style:name="T1" style:family="text">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T2" style:family="text">
      <style:text-properties style:font-name="Times New Roman" fo:font-weight="bold" style:font-name-asian="Times New Roman" style:font-weight-asian="bold" style:font-name-complex="Times New Roman" style:font-weight-complex="bold"/>
    </style:style>
    <style:style style:name="T3" style:family="text">
      <style:text-properties style:font-name="Times New Roman" style:font-name-asian="Times New Roman" style:font-name-complex="Times New Roman"/>
    </style:style>
    <style:style style:name="T4" style:family="text">
      <style:text-properties style:font-name="Times New Roman" officeooo:rsid="000e5373" style:font-name-asian="Times New Roman" style:font-name-complex="Times New Roman"/>
    </style:style>
    <style:style style:name="T5" style:family="text">
      <style:text-properties style:font-name="Times New Roman" fo:font-style="italic" style:font-name-asian="Times New Roman" style:font-style-asian="italic" style:font-name-complex="Times New Roman" style:font-style-complex="italic"/>
    </style:style>
    <style:style style:name="T6" style:family="text">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T7" style:family="text">
      <style:text-properties style:font-name="Courier New" fo:font-size="10pt" style:font-name-asian="Courier New" style:font-size-asian="10pt" style:font-name-complex="Courier New" style:font-size-complex="10pt"/>
    </style:style>
    <style:style style:name="T8" style:family="text">
      <style:text-properties fo:color="#000000" style:font-name="Times New Roman" style:font-name-asian="Times New Roman" style:font-name-complex="Times New Roman"/>
    </style:style>
    <style:style style:name="T9" style:family="text">
      <style:text-properties fo:color="#000000" style:font-name="Times New Roman" fo:font-weight="bold" style:font-name-asian="Times New Roman" style:font-weight-asian="bold" style:font-name-complex="Times New Roman" style:font-weight-complex="bold"/>
    </style:style>
    <style:style style:name="T10" style:family="text">
      <style:text-properties fo:color="#000000" style:font-name-asian="Times New Roman" style:font-name-complex="Times New Roman"/>
    </style:style>
    <style:style style:name="T11" style:family="text">
      <style:text-properties fo:color="#000000" officeooo:rsid="000e5373" style:font-name-asian="Times New Roman" style:font-name-complex="Times New Roman"/>
    </style:style>
    <style:style style:name="T12" style:family="text">
      <style:text-properties fo:color="#000000" fo:font-weight="bold" style:font-name-asian="Times New Roman" style:font-weight-asian="bold" style:font-name-complex="Times New Roman" style:font-weight-complex="bold"/>
    </style:style>
    <style:style style:name="T13" style:family="text">
      <style:text-properties fo:color="#000000" style:font-name="Times New Roman" fo:language="pt" fo:country="PT" style:font-name-asian="Times New Roman" style:font-name-complex="Times New Roman"/>
    </style:style>
    <style:style style:name="T14" style:family="text">
      <style:text-properties fo:color="#000000" style:font-name="Times New Roman" fo:language="pt" fo:country="PT" fo:font-weight="bold" style:font-name-asian="Times New Roman" style:font-weight-asian="bold" style:font-name-complex="Times New Roman" style:font-weight-complex="bold"/>
    </style:style>
    <style:style style:name="T15" style:family="text">
      <style:text-properties fo:font-weight="bold" style:font-name-asian="Times New Roman" style:font-weight-asian="bold" style:font-name-complex="Times New Roman" style:font-weight-complex="bold"/>
    </style:style>
    <style:style style:name="T16" style:family="text">
      <style:text-properties fo:font-size="13pt" fo:font-weight="bold" style:font-name-asian="Times New Roman" style:font-size-asian="13pt" style:font-weight-asian="bold" style:font-name-complex="Times New Roman" style:font-size-complex="13pt" style:font-weight-complex="bold"/>
    </style:style>
    <style:style style:name="T17" style:family="text">
      <style:text-properties style:font-name-asian="Times New Roman" style:font-name-complex="Times New Roman"/>
    </style:style>
    <style:style style:name="T18" style:family="text">
      <style:text-properties officeooo:rsid="000e5373" style:font-name-asian="Times New Roman" style:font-name-complex="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imulador Discreto de Agência Bancária</text:span></text:p>
      <text:p text:style-name="P2"><text:span text:style-name="T2">Rodrigo Cullmann Kern</text:span></text:p>
      <text:p text:style-name="P2"><text:span text:style-name="T3">Faculdade de Informática - Pontifícia Universidade </text:span><text:span text:style-name="T4">Católica</text:span><text:span text:style-name="T3"> do Rio Grande do Sul (PUCRS)</text:span></text:p>
      <text:p text:style-name="P2"><text:span text:style-name="T7">rodkulman@gmail.com</text:span></text:p>
      <text:p text:style-name="P5"><text:span text:style-name="T2">Resumo.</text:span><text:span text:style-name="T5"> Este artigo diz respeito ao estudo do simulador discreto de agência bancária, bem como seu progresso de desenvolvimento e recursos para atingir o mesmo. Esse estudo pretende esclarecer a linha de pensamento utilizada para o desenvolvimento do projeto, além de mostrar o resultado final do projeto e explicar sua estrutura.</text:span></text:p>
      <text:p text:style-name="P3"><text:span text:style-name="T16">1. Plano de Manutenção</text:span></text:p>
      <text:p text:style-name="P3"><text:span text:style-name="T17">Para realizar a manutenção do simulador antigo (simulador do super mercado) e adicionar o novo simulador da agência bancária, foi pensado na ideia de extrair o código compartilhado entre os dois simuladores em super classes e o que for necessário para o simulador da agência bancária ser adicionado para não afetar o simulador antigo e mantê-lo funcionando. Esse metodologia também foi seguida para o arquivo de configuração.</text:span></text:p>
      <text:p text:style-name="P3">2<text:span text:style-name="T16">.</text:span> Simulador</text:p>
      <text:p text:style-name="P3"><text:span text:style-name="T15">2.1 Parte 1</text:span></text:p>
      <text:p text:style-name="P3"><text:span text:style-name="T17">O projeto do simulador da agência bancária começou com um outro projeto de simulador discreto, um simulador de super mercado. A </text:span><text:span text:style-name="T18">ideia</text:span><text:span text:style-name="T17"> é que os dois simuladores funcionem com as mesmas classes. O simulador do super mercado continha sua lógica em uma classe (Simulador.java) e suas classes de apoio, que poderiam ser reutilizadas no novo simulador</text:span> (como Queue.java, Caixa.java, Cliente.java)<text:span text:style-name="T17">, estavam separadas,</text:span> porém todas em uma mesma package<text:span text:style-name="T17">.</text:span> Todas as classes estavam em português, praticamente sem documentação (JavaDoc).</text:p>
      <text:p text:style-name="P7"><text:span text:style-name="T17">Após esse estudo do código original, define que todo o projeto estivesse em inglês para proporcionar uma melhor leitura do código, as classes seriam separados pelo seus assuntos em packages e que seria necessário documentar o código. Essas definições levaram 6 commits para ficarem prontas. Ao final delas, haviam 4 packages:</text:span><text:span text:style-name="T15"> supermarket</text:span><text:span text:style-name="T17">, que</text:span> continha<text:span text:style-name="T17"> App.java e Simulator.java, as partes do supermercado que contém a lógica,</text:span><text:span text:style-name="T15"> services</text:span><text:span text:style-name="T17">, que</text:span> continha<text:span text:style-name="T17"> Cashier.java, Client.java e ClientGenerator.java, que faziam a parte de gerar clientes e atende-los, </text:span><text:span text:style-name="T15">meta</text:span><text:span text:style-name="T17">, que</text:span> continha Counter.java e Trace.java, que faziam a parte de calculo de média e geração de logs, e<text:span text:style-name="T15"> meta.collections</text:span>, que continha classes e interfaces para filas e listas. Nesse ponto, toda as classes e métodos já estavam em inglês e documentados.</text:p>
      <text:p text:style-name="P8"><text:span text:style-name="T17">Uma nova package,</text:span><text:span text:style-name="T15"> io</text:span><text:span text:style-name="T17">, foi criada p</text:span><text:span text:style-name="T18">a</text:span><text:span text:style-name="T17">ra conter classes de leitura do arquivo xml de configuração.</text:span><text:span text:style-name="T15"> bank</text:span><text:span text:style-name="T17"> foi criada para conter a lógica da agência bancária, e</text:span><text:span text:style-name="T15"> bank.services</text:span><text:span text:style-name="T17"> para conter classes que estendiam classes de</text:span><text:span text:style-name="T15"> services</text:span><text:span text:style-name="T17"> para uso exclusivo da agência </text:span><text:span text:style-name="T18">bancária.</text:span></text:p>
      <text:p text:style-name="P7"><text:span text:style-name="T17">Novas classes foram criadas nas packages</text:span><text:span text:style-name="T15"> services, meta.collections</text:span><text:span text:style-name="T17"> e</text:span><text:span text:style-name="T15"> meta</text:span><text:span text:style-name="T17">. Em</text:span><text:span text:style-name="T15"> services</text:span><text:span text:style-name="T17">, a classe Cashiers.java foi criada para conter a lógica de utilizar múltiplos caixas.</text:span><text:span text:style-name="T15"> meta</text:span><text:span text:style-name="T17"> ganhou a classes BaseSimulator.java para conter código repetido nos dois simuladores (</text:span><text:span text:style-name="T15">supermarket</text:span><text:span text:style-name="T17"> e</text:span><text:span text:style-name="T15"> bank</text:span><text:span text:style-name="T17">).</text:span><text:span text:style-name="T15"> meta.collections</text:span><text:span text:style-name="T17"> ganhou varias classes para conter mais listas, como dicionários, e suas interfaces. A classe Node virou LinkedNode.java para poder ser usada em várias packages e listas diferentes.</text:span></text:p>
      <text:p text:style-name="P7"><text:span text:style-name="T17">Classes de packages antigas foram alteradas para as novas. A classe Simulator.java da package</text:span><text:span text:style-name="T15"> supermarket</text:span><text:span text:style-name="T17"> foi alterada para estender a classe BaseSimulator.java e assim, aceitar os parâmetro do xml de configuração. A classe Client.java não pode ser instanciada fora da sua package e só criada pela classe ClientGenerator.java. Esse alteração é para dar mais propósito para a segunda classe. As classes Cashier.java e Client.java ganharam novas propriedades para serem utilizas pela lógica da agência bancária, tais como indicadores de prioridade.</text:span></text:p>
      <text:p text:style-name="P3"><text:span text:style-name="T15">2.2 Parte 2</text:span></text:p>
      <text:p text:style-name="P3"><text:span text:style-name="T17">O simulador da agência bancária foi criado para suportar múltiplos caixas com múltiplas configurações (caixa prioritário e/ou gerente ou ainda nenhum dos dois). Para isso, foram criadas 4 filas diferentes (além da fila principal, por onde os clientes chegam) para conter os 4 tipos diferentes de clientes e caixas. Para procurar caixas certos, que estão contidos na classe Cashiers, para os clientes, foi criada a interface IQueriable&lt;T&gt; que define um método Where, utilizado para filtrar elementos de iteradores (similar ao LINQ do .NET).</text:span></text:p>
      <text:p text:style-name="P7"><text:span text:style-name="T17">Após a implementação do simulador, e ter certeza que o mesmo estava funcionando, a interface gráfica começou a ser feita. Antes de começar, era necessário que a class Trace pudesse mandar os logs tanto para UI quando para o console. Para isso, a mesma ganhou uma “stream” da interface Appendable para que os dados fossem mandados para lá. No simulador do super mercado, essa stream era populada com System.out, na UI, com uma nova classe, UILogger, que implementava interface <text:s/>Appendable e redireciona para um listener. Este listener é o frame da UI.</text:span></text:p>
      <text:p text:style-name="P7"><text:span text:style-name="T17">Para o UI não congelar durante a simulação, a aplicação virou MultiThread, com o simulador rodando em uma thread diferente, disparando eventos para um listener, a UI, que utiliza</text:span><text:span text:style-name="T10"> SwingUtilities para modificar a UI. Para gerar os gráficos, foi utilizada a biblioteca do JFreeChart, que permite fazer gráficos de uma maneira simples e completamente customizável.</text:span></text:p>
      <text:p text:style-name="P6"/>
      <text:p text:style-name="P4"><text:span text:style-name="T12">2.3 A Interface Gráfica</text:span></text:p>
      <text:p text:style-name="P3"><text:span text:style-name="T10">Ficou definido que a tela do simulador iria ser divida em tabs para ser mais organizada, na implementação final ficaram: “Configuration”, que mostra os dados do arquivo de configuração, “Current Simulation”, que mostra as </text:span><text:span text:style-name="T11">estatísticas</text:span><text:span text:style-name="T10"> da última simulação rodada, “Simulations Over Time”, que mostra dados das últimas 15 simulações, e “Simulation Events”, que mostra os dados que a classe Trace imprime, sempre da última simulação.</text:span></text:p>
      <text:p text:style-name="P7"><text:span text:style-name="T10">A tab “Configuration” começou com um </text:span><text:span text:style-name="T11">simples</text:span><text:span text:style-name="T10"> gráfico de pizza dos tipos de caixas que haviam no arquivo de configuração. Somente mais tarde no desenvolvimento a tab ganhou mais dados. Como o gráfico de pizza com as chances de cliente aparecer para cada tipo, e um painel com os outros dados e algumas estimativas como quantidade de clientes e média de tempo de atendimento.</text:span></text:p>
      <text:p text:style-name="P7"><text:span text:style-name="T10">A tab “Currrent Simulation” começou com um gráfico de pizza com a quantidade de clientes atendidos e não atendidos, após, ganhou mais gráficos de pizza com informações dois caixas, que logo foram </text:span><text:span text:style-name="T17">substituídos</text:span><text:span text:style-name="T10"> por um único gráfico de barras mais detalhado, com barras para cada caixa, clientes não atendidos e inclusive clientes ainda nos caixas. E por final, ganhou um painel com médias e somas da simulação atual, como tempo de caixas vázios, total de clientes que não esperaram para ser atendidos, etc.</text:span></text:p>
      <text:p text:style-name="P7"><text:span text:style-name="T10">A tab “Simulations Over Time” saiu por um momento do projeto, mas voltou. Ela começou com só um gráfico de pizza com as quantidades de clientes atendidos e não atendidos. Mas na sua volta, ganhou um gráfico de linha com os detalhes de cada caixa ao longo do tempo, mas o gráfico acabou ficando </text:span><text:span text:style-name="T17">poluído</text:span><text:span text:style-name="T10">, onde se optou por acumular as quantidades dois caixas pelos seus tipos, resultando em somente 6 linhas.</text:span></text:p>
      <text:p text:style-name="P7"><text:span text:style-name="T10">A tab “Simulation Events” teve poucas modificações, ela somente recordava os dados do Trace. Foi adicionado um ScrollPane para melhor visualização, e no final do projeto, seu tamanho e renderização foram ajustados para melhor visualização e seus dados limpados a cada execução.</text:span></text:p>
      <text:p text:style-name="P7"><text:span text:style-name="T10">Foi decidido que, todos os gráficos iriam ter cores padrões para tipos de caixa e clientes para facilitar a visualização.</text:span></text:p>
      <text:p text:style-name="P3"><text:span text:style-name="T12">2.4 Packages</text:span></text:p>
      <text:p text:style-name="P9"><text:span text:style-name="T13">Ao todo, o projeto ganhou 6 packages, as 4 mencionadas anteriormente, mais</text:span><text:span text:style-name="T14"> bank.UI</text:span><text:span text:style-name="T13"> e</text:span><text:span text:style-name="T14"> bank.UI.charts</text:span><text:span text:style-name="T13">. A</text:span><text:span text:style-name="T14"> bank.UI</text:span><text:span text:style-name="T13"> contem a interface gráfico do simulador bancário, e</text:span><text:span text:style-name="T14"> bank.UI.charts</text:span><text:span text:style-name="T13"> contém classes que facilitaram a implementação dos gráficos na UI. A package</text:span><text:span text:style-name="T14"> io</text:span><text:span text:style-name="T13"> foi renomeada para</text:span><text:span text:style-name="T14"> config</text:span><text:span text:style-name="T13"> por fazer mais senti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665in" fo:margin-bottom="0.0417in" style:contextual-spacing="false" fo:line-height="100%" fo:break-before="auto" fo:break-after="auto" fo:keep-with-next="always"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class="text">
      <style:paragraph-properties fo:margin-top="0.1665in" fo:margin-bottom="0.0417in" style:contextual-spacing="false" fo:line-height="100%"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class="text">
      <style:paragraph-properties fo:margin-top="0.1665in" fo:margin-bottom="0.0417in" style:contextual-spacing="false" fo:line-height="100%" fo:break-before="auto" fo:break-after="auto" fo:keep-with-next="always"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class="text">
      <style:paragraph-properties fo:margin-top="0.1665in" fo:margin-bottom="0.0417in" style:contextual-spacing="false"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1665in" fo:margin-bottom="0.0417in" style: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1665in" fo:margin-bottom="0.0417in" style: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1665in" fo:margin-bottom="0.0417in" style:contextual-spacing="false" fo:line-height="10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in" fo:margin-bottom="0.0417in" style:contextual-spacing="false" fo:line-height="10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3957in" fo:margin-bottom="0.9791in" fo:margin-left="1.1772in" fo:margin-right="1.2189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Windows_x86 LibreOffice_project/63150712c6d317d27ce2db16eb94c2f3d7b699f8</meta:generator>
    <dc:title/>
    <meta:initial-creator/>
    <meta:editing-cycles>2</meta:editing-cycles>
    <dc:date>2014-07-08T18:28:55.710000000</dc:date>
    <meta:editing-duration>P0D</meta:editing-duration>
    <meta:document-statistic meta:table-count="0" meta:image-count="0" meta:object-count="0" meta:page-count="3" meta:paragraph-count="27" meta:word-count="1172" meta:character-count="7498" meta:non-whitespace-character-count="6352"/>
  </office:meta>
</office:document-meta>
</file>